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775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2.727cm"/>
    </style:style>
    <style:style style:name="co10" style:family="table-column">
      <style:table-column-properties fo:break-before="auto" style:column-width="3.75cm"/>
    </style:style>
    <style:style style:name="ro1" style:family="table-row">
      <style:table-row-properties style:row-height="0.587cm" fo:break-before="auto" style:use-optimal-row-height="false"/>
    </style:style>
    <style:style style:name="ro2" style:family="table-row">
      <style:table-row-properties style:row-height="1.332cm" fo:break-before="auto" style:use-optimal-row-height="false"/>
    </style:style>
    <style:style style:name="ro3" style:family="table-row">
      <style:table-row-properties style:row-height="1.547cm" fo:break-before="auto" style:use-optimal-row-height="fals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3.034cm" fo:break-before="auto" style:use-optimal-row-height="false"/>
    </style:style>
    <style:style style:name="ro7" style:family="table-row">
      <style:table-row-properties style:row-height="1.889cm" fo:break-before="auto" style:use-optimal-row-height="false"/>
    </style:style>
    <style:style style:name="ro8" style:family="table-row">
      <style:table-row-properties style:row-height="1.64cm" fo:break-before="auto" style:use-optimal-row-height="false"/>
    </style:style>
    <style:style style:name="ro9" style:family="table-row">
      <style:table-row-properties style:row-height="1.672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393cm" fo:break-before="auto" style:use-optimal-row-height="false"/>
    </style:style>
    <style:style style:name="ro12" style:family="table-row">
      <style:table-row-properties style:row-height="0.612cm" fo:break-before="auto" style:use-optimal-row-height="false"/>
    </style:style>
    <style:style style:name="ta1" style:family="table" style:master-page-name="PageStyle_5f_Backlog_5f_do_5f_Projeto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padding="0.071cm"/>
      <style:text-properties style:font-name="Arial" fo:font-size="12pt" style:font-size-asian="12pt" style:font-size-complex="12pt"/>
    </style:style>
    <style:style style:name="ce2" style:family="table-cell" style:parent-style-name="Default" style:data-style-name="N0">
      <style:table-cell-properties fo:background-color="#ffffff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css3t:text-justify="auto" fo:margin-left="0cm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1.7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css3t:text-justify="auto" fo:margin-left="0cm"/>
      <style:text-properties style:font-name="Arial" fo:font-size="12pt" style:font-size-asian="12pt" style:font-size-complex="12pt"/>
    </style:style>
    <style:style style:name="ce10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a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css3t:text-justify="auto" fo:margin-left="0cm"/>
      <style:text-properties style:font-name="Arial" fo:font-size="12pt" style:font-size-asian="12pt" style:font-size-complex="12pt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cell-protect="none" style:print-content="true" fo:wrap-option="wrap" style:vertical-align="middle"/>
      <style:text-properties style:font-name="Arial" fo:font-size="12pt" style:font-size-asian="12pt" style:font-size-complex="12pt"/>
    </style:style>
    <style:style style:name="ce26" style:family="table-cell" style:parent-style-name="Default" style:data-style-name="N0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1" style:family="table-cell" style:parent-style-name="Default" style:data-style-name="N0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5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css3t:text-justify="auto" fo:margin-left="0cm"/>
    </style:style>
    <style:style style:name="ce39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fo:background-color="transparent" fo:padding="0.071cm"/>
      <style:text-properties style:font-name="Arial" fo:font-size="12pt" style:font-size-asian="12pt" style:font-size-complex="12pt"/>
    </style:style>
    <style:style style:name="ce41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E3"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I3">
          <table:error-message table:message-type="stop" table:display="true"/>
        </table:content-validation>
      </table:content-validations>
      <table:table table:name="Backlog_do_Proje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1"/>
        <table:table-column table:style-name="co3" table:default-cell-style-name="ce21"/>
        <table:table-column table:style-name="co4" table:default-cell-style-name="ce27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1"/>
        <table:table-column table:style-name="co2" table:number-columns-repeated="247" table:default-cell-style-name="ce1"/>
        <table:table-column table:style-name="co2" table:number-columns-repeated="767" table:default-cell-style-name="ce41"/>
        <table:table-row table:style-name="ro1">
          <table:table-cell/>
          <table:table-cell table:style-name="ce5" office:value-type="string" calcext:value-type="string" table:number-columns-spanned="8" table:number-rows-spanned="1">
            <text:p>Backlog do Projeto – GPA Pesquisa</text:p>
          </table:table-cell>
          <table:covered-table-cell table:number-columns-repeated="7" table:style-name="ce12"/>
          <table:table-cell table:number-columns-repeated="1015"/>
        </table:table-row>
        <table:table-header-rows>
          <table:table-row table:style-name="ro2">
            <table:table-cell table:style-name="ce2"/>
            <table:table-cell table:style-name="ce6" office:value-type="string" calcext:value-type="string">
              <text:p>UC #</text:p>
            </table:table-cell>
            <table:table-cell table:style-name="ce13" office:value-type="string" calcext:value-type="string">
              <text:p>Item de Backlog</text:p>
            </table:table-cell>
            <table:table-cell table:style-name="ce22" office:value-type="string" calcext:value-type="string">
              <text:p>Descrição Detalhada</text:p>
            </table:table-cell>
            <table:table-cell table:style-name="ce28" office:value-type="string" calcext:value-type="string">
              <text:p>Tipo</text:p>
            </table:table-cell>
            <table:table-cell table:style-name="ce33" office:value-type="string" calcext:value-type="string">
              <text:p>Tema</text:p>
            </table:table-cell>
            <table:table-cell table:style-name="ce35" office:value-type="string" calcext:value-type="string">
              <text:p>Valor</text:p>
            </table:table-cell>
            <table:table-cell table:style-name="ce35" office:value-type="string" calcext:value-type="string">
              <text:p>Estim.</text:p>
            </table:table-cell>
            <table:table-cell table:style-name="ce35" office:value-type="string" calcext:value-type="string">
              <text:p>Status</text:p>
            </table:table-cell>
            <table:table-cell table:style-name="ce35" office:value-type="string" calcext:value-type="string">
              <text:p>Sprint de conclusão</text:p>
            </table:table-cell>
            <table:table-cell table:style-name="ce2" table:number-columns-repeated="83"/>
            <table:table-cell table:style-name="ce39" table:number-columns-repeated="931"/>
          </table:table-row>
        </table:table-header-rows>
        <table:table-row table:style-name="ro3">
          <table:table-cell/>
          <table:table-cell table:style-name="ce7" office:value-type="string" calcext:value-type="string">
            <text:p>UC 01</text:p>
          </table:table-cell>
          <table:table-cell table:style-name="ce14" office:value-type="string" calcext:value-type="string">
            <text:p>CRUD Cadastrar projeto</text:p>
          </table:table-cell>
          <table:table-cell table:style-name="ce23" office:value-type="string" calcext:value-type="string">
            <text:p>Ator: Coordenador de projetos</text:p>
            <text:p>Cadastrar, alterar, remover e visualizar projetos de pesquisa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7" office:value-type="string" calcext:value-type="string">
            <text:p>UC 02</text:p>
          </table:table-cell>
          <table:table-cell table:style-name="ce14" office:value-type="string" calcext:value-type="string">
            <text:p>Submeter Projeto</text:p>
          </table:table-cell>
          <table:table-cell table:style-name="ce23" office:value-type="string" calcext:value-type="string">
            <text:p>Ator: Coordenador de projetos</text:p>
            <text:p>Submeter um projeto já cadastrado anteriormente para avaliação da direção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7" office:value-type="string" calcext:value-type="string">
            <text:p>UC 03</text:p>
          </table:table-cell>
          <table:table-cell table:style-name="ce14" office:value-type="string" calcext:value-type="string">
            <text:p>Atribuir Parecerista a Projeto</text:p>
          </table:table-cell>
          <table:table-cell table:style-name="ce23" office:value-type="string" calcext:value-type="string">
            <text:p>Ator: Diretor</text:p>
            <text:p>Atribuir parecerista ao projeto cadastrado para que exerça sua funçã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7" office:value-type="string" calcext:value-type="string">
            <text:p>UC 11</text:p>
          </table:table-cell>
          <table:table-cell table:style-name="ce14" office:value-type="string" calcext:value-type="string">
            <text:p>Vincular Participantes</text:p>
          </table:table-cell>
          <table:table-cell table:style-name="ce23" office:value-type="string" calcext:value-type="string">
            <text:p>Ator: Coordenador de projetos</text:p>
            <text:p>Vincular um participante a um projeto que tenha sido submetid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7" office:value-type="string" calcext:value-type="string">
            <text:p>UC 09</text:p>
          </table:table-cell>
          <table:table-cell table:style-name="ce15" office:value-type="string" calcext:value-type="string">
            <text:p>Comentar Projeto</text:p>
          </table:table-cell>
          <table:table-cell table:style-name="ce23" office:value-type="string" calcext:value-type="string">
            <text:p>Ator: Coordenador, Diretor</text:p>
            <text:p>Incluir comentários sobre projetos submetidos, sejam dúvidas, notas ou requisições de alteraçã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 table:style-name="ce3"/>
          <table:table-cell table:style-name="ce7" office:value-type="string" calcext:value-type="string">
            <text:p>UC 08</text:p>
          </table:table-cell>
          <table:table-cell table:style-name="ce15" office:value-type="string" calcext:value-type="string">
            <text:p>Visualizar Projetos</text:p>
          </table:table-cell>
          <table:table-cell table:style-name="ce23" office:value-type="string" calcext:value-type="string">
            <text:p>Ator: diversos</text:p>
            <text:p>Opções de ações na visualização de listas de projetos;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/>
          <table:table-cell table:style-name="ce7" office:value-type="string" calcext:value-type="string">
            <text:p>UC 05</text:p>
          </table:table-cell>
          <table:table-cell table:style-name="ce14" office:value-type="string" calcext:value-type="string">
            <text:p>Emitir Parecer</text:p>
          </table:table-cell>
          <table:table-cell table:style-name="ce23" office:value-type="string" calcext:value-type="string">
            <text:p>Ator: Parecerista</text:p>
            <text:p>Emitir parecer de projeto atribuído ao parecerista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5">
          <table:table-cell/>
          <table:table-cell table:style-name="ce8" office:value-type="string" calcext:value-type="string">
            <text:p>UC 10</text:p>
          </table:table-cell>
          <table:table-cell table:style-name="ce14" office:value-type="string" calcext:value-type="string">
            <text:p>Avaliar Projeto</text:p>
          </table:table-cell>
          <table:table-cell table:style-name="ce23" office:value-type="string" calcext:value-type="string">
            <text:p>Ator: Diretor</text:p>
            <text:p>Definir aprovação ou recusa de projet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8" office:value-type="string" calcext:value-type="string">
            <text:p>UC 12</text:p>
          </table:table-cell>
          <table:table-cell table:style-name="ce14" office:value-type="string" calcext:value-type="string">
            <text:p>Anexar Ata de Reunião/ Ofício de Aceitação</text:p>
          </table:table-cell>
          <table:table-cell table:style-name="ce23" office:value-type="string" calcext:value-type="string">
            <text:p>Ator: Diretor</text:p>
            <text:p>Anexar ata de reunião e um oficio de aceitação de um projeto avaliado (aceito)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8" office:value-type="string" calcext:value-type="string">
            <text:p>UC 06</text:p>
          </table:table-cell>
          <table:table-cell table:style-name="ce14" office:value-type="string" calcext:value-type="string">
            <text:p>Emitir Relatórios</text:p>
          </table:table-cell>
          <table:table-cell table:style-name="ce23" office:value-type="string" calcext:value-type="string">
            <text:p>Ator: Diretor</text:p>
            <text:p>Emitir relatório gerenciais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84"/>
          <table:table-cell table:style-name="ce40" table:number-columns-repeated="931"/>
        </table:table-row>
        <table:table-row table:style-name="ro7">
          <table:table-cell/>
          <table:table-cell table:style-name="ce8" office:value-type="string" calcext:value-type="string">
            <text:p>UC 06</text:p>
          </table:table-cell>
          <table:table-cell table:style-name="ce16" office:value-type="string" calcext:value-type="string">
            <text:p>(Emitir relatórios)</text:p>
            <text:p>Gerar relatórios em formato de impressão</text:p>
          </table:table-cell>
          <table:table-cell table:style-name="ce24" office:value-type="string" calcext:value-type="string">
            <text:p>Ator: diversos</text:p>
            <text:p>Relatório devem ser adequados para impressão (ou gerado especificamente para esse fim)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8" office:value-type="string" calcext:value-type="string">
            <text:p>UC 07</text:p>
          </table:table-cell>
          <table:table-cell table:style-name="ce16" office:value-type="string" calcext:value-type="string">
            <text:p>Notificação por Email</text:p>
          </table:table-cell>
          <table:table-cell table:style-name="ce23" office:value-type="string" calcext:value-type="string">
            <text:p>Ator: diversos</text:p>
            <text:p>Sistema deverá notificar os envolvidos de um projeto durante o andamento do process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8" office:value-type="string" calcext:value-type="string">
            <text:p>UC 13</text:p>
          </table:table-cell>
          <table:table-cell table:style-name="ce16" office:value-type="string" calcext:value-type="string">
            <text:p>Visualizar informações de projetos por participante/ coordenador.</text:p>
          </table:table-cell>
          <table:table-cell table:style-name="ce23" office:value-type="string" calcext:value-type="string">
            <text:p>Ator: Diretor/Coordenador</text:p>
            <text:p>Visualizar informações consolidadas de projetos para um participante/coordenador específico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7">
          <table:table-cell/>
          <table:table-cell table:style-name="ce8" office:value-type="string" calcext:value-type="string">
            <text:p>UC 01</text:p>
          </table:table-cell>
          <table:table-cell table:style-name="ce16" office:value-type="string" calcext:value-type="string">
            <text:p>(CRUD Cadastrar Projeto)</text:p>
            <text:p>Incluir carga horária e valor de bolsa.</text:p>
          </table:table-cell>
          <table:table-cell table:style-name="ce23" office:value-type="string" calcext:value-type="string">
            <text:p>Incluir carga horária para coordenador, bem como valor da bolsa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1015"/>
        </table:table-row>
        <table:table-row table:style-name="ro7">
          <table:table-cell/>
          <table:table-cell table:style-name="ce8" office:value-type="string" calcext:value-type="string">
            <text:p>UC 11</text:p>
          </table:table-cell>
          <table:table-cell table:style-name="ce16" office:value-type="string" calcext:value-type="string">
            <text:p>(Vincular Participante)</text:p>
            <text:p>Incluir carga horária e valor de bolsa.</text:p>
          </table:table-cell>
          <table:table-cell table:style-name="ce23" office:value-type="string" calcext:value-type="string">
            <text:p>Incluir carga horária para participantes, bem como valor da bolsa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>
            <text:p>N / A</text:p>
          </table:table-cell>
          <table:table-cell table:style-name="ce17" office:value-type="string" calcext:value-type="string">
            <text:p>(MELHORIA) <text:span text:style-name="T1">Organizar documentos do projeto.</text:span></text:p>
          </table:table-cell>
          <table:table-cell table:style-name="ce23" office:value-type="string" calcext:value-type="string">
            <text:p>Organizar a visualização dos diferentes documentos do projet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9">
          <table:table-cell table:style-name="ce4"/>
          <table:table-cell table:style-name="ce9" office:value-type="string" calcext:value-type="string">
            <text:p>UC 14</text:p>
          </table:table-cell>
          <table:table-cell table:style-name="ce18" office:value-type="string" calcext:value-type="string">
            <text:p><text:s/>Notificação de Alteração</text:p>
          </table:table-cell>
          <table:table-cell table:style-name="ce25" office:value-type="string" calcext:value-type="string">
            <text:p>   Ator:diversos</text:p>
            <text:p>   Sistema deverá exibir as notificações de alterações que aconteceram desde o último login do usuário.</text:p>
          </table:table-cell>
          <table:table-cell table:style-name="ce9" office:value-type="string" calcext:value-type="string">
            <text:p>req funcional</text:p>
          </table:table-cell>
          <table:table-cell table:style-name="ce9" table:number-columns-repeated="3"/>
          <table:table-cell table:style-name="ce37" table:content-validation-name="val2" office:value-type="string" calcext:value-type="string">
            <text:p>criado</text:p>
          </table:table-cell>
          <table:table-cell table:style-name="ce38" table:number-columns-repeated="1015"/>
        </table:table-row>
        <table:table-row table:style-name="ro4">
          <table:table-cell/>
          <table:table-cell table:style-name="ce8" office:value-type="string" calcext:value-type="string">
            <text:p>NFR 01</text:p>
          </table:table-cell>
          <table:table-cell table:style-name="ce16" office:value-type="string" calcext:value-type="string">
            <text:p>Navegador padrão Firefox com resolução 1440 x 900</text:p>
          </table:table-cell>
          <table:table-cell table:style-name="ce24" office:value-type="string" calcext:value-type="string">
            <text:p>Sistema deve ser planejado para exibição correta no navegador Firefox em resolução 1440 x 900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NFR 02</text:p>
          </table:table-cell>
          <table:table-cell table:style-name="ce16" office:value-type="string" calcext:value-type="string">
            <text:p>Apresentar páginas de erro amigáveis </text:p>
          </table:table-cell>
          <table:table-cell table:style-name="ce23" office:value-type="string" calcext:value-type="string">
            <text:p>Criação de páginas de erro 403, 404, 500 amigáveis. Em casos de erro de autenticação, após o login redirecionar para a página originalmente acessada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7">
          <table:table-cell/>
          <table:table-cell table:style-name="ce8" office:value-type="string" calcext:value-type="string">
            <text:p>UC 02 / UC 10</text:p>
          </table:table-cell>
          <table:table-cell table:style-name="ce16" office:value-type="string" calcext:value-type="string">
            <text:p>(CRUD Cadastrar Projeto)</text:p>
            <text:p>Registrar datas e horários de tramitação</text:p>
          </table:table-cell>
          <table:table-cell table:style-name="ce23" office:value-type="string" calcext:value-type="string">
            <text:p>Sistema deve registrar data e hora de tramitações do projeto: submissão, recebimento de parecer e avaliação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>
            <text:p>NFR 03</text:p>
          </table:table-cell>
          <table:table-cell table:style-name="ce16" office:value-type="string" calcext:value-type="string">
            <text:p>Vincular sistema à autenticação LDAP</text:p>
          </table:table-cell>
          <table:table-cell table:style-name="ce23" office:value-type="string" calcext:value-type="string">
            <text:p>O sistema deve redirecionar recuperação de senha ao processo utilizado pelo SIPPA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0">
          <table:table-cell/>
          <table:table-cell table:style-name="ce8" office:value-type="string" calcext:value-type="string">
            <text:p>NFR 04</text:p>
          </table:table-cell>
          <table:table-cell table:style-name="ce16" office:value-type="string" calcext:value-type="string">
            <text:p>Acesso simultâneo.</text:p>
          </table:table-cell>
          <table:table-cell table:style-name="ce23" office:value-type="string" calcext:value-type="string">
            <text:p>O sistema deve suportar múltiplos usuários simultâneos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8"/>
          <table:table-cell table:style-name="ce19" office:value-type="string" calcext:value-type="string">
            <text:p>Emitir Declaração de Participante do Projeto</text:p>
          </table:table-cell>
          <table:table-cell table:style-name="ce23" office:value-type="string" calcext:value-type="string">
            <text:p>Emitir uma declaração da frequência do participante dentro do projet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companhamento</text:p>
          </table:table-cell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Realizar a Avaliação de um Bolsista</text:p>
          </table:table-cell>
          <table:table-cell table:style-name="ce23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companhamento</text:p>
          </table:table-cell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Painel administrativo</text:p>
          </table:table-cell>
          <table:table-cell table:style-name="ce24" office:value-type="string" calcext:value-type="string">
            <text:p>O sistema deve possuir um painel administrativo para que o diretor e o gestor do sistema possa configurar as permissões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Visão participante para alunos</text:p>
          </table:table-cell>
          <table:table-cell table:style-name="ce24" office:value-type="string" calcext:value-type="string">
            <text:p>O sistema deve possuir uma visão destinada aos alunos, para que os mesmos realizem suas atividades necessárias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companhamento</text:p>
          </table:table-cell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Manter histórico de edição dos documentos de um projeto.</text:p>
          </table:table-cell>
          <table:table-cell table:style-name="ce24" office:value-type="string" calcext:value-type="string">
            <text:p>O sistema deve possuir um histórico com todas as versões editadas dos documentos que foram submetidos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Manter log de modificações dos projetos</text:p>
          </table:table-cell>
          <table:table-cell table:style-name="ce24" office:value-type="string" calcext:value-type="string">
            <text:p>O sistema deve possuir um log com todas as versões editadas do projeto incluindo quem editou, data e horári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1">
          <table:table-cell/>
          <table:table-cell table:style-name="ce10"/>
          <table:table-cell table:style-name="ce20" office:value-type="string" calcext:value-type="string">
            <text:p>Estender período do projeto</text:p>
          </table:table-cell>
          <table:table-cell table:style-name="ce26" office:value-type="string" calcext:value-type="string">
            <text:p>Ator: Coordenador de projetos</text:p>
            <text:p>Estender ou renovar um projeto.</text:p>
          </table:table-cell>
          <table:table-cell table:style-name="ce31" table:number-columns-repeated="5"/>
          <table:table-cell table:number-columns-repeated="1015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Backlog_do_Projeto.$A$1" table:cell-range-address="$Backlog_do_Projeto.$A$2:.$AMJ$2" table:range-usable-as="repeat-column repeat-row"/>
        </table:named-expressions>
      </table:table>
      <table:named-expressions>
        <table:named-expression table:name="Analyzed" table:base-cell-address="$Backlog_do_Projeto.$A$1" table:expression="NA()"/>
        <table:named-expression table:name="AnalyzedCriteria" table:base-cell-address="$Backlog_do_Projeto.$A$1" table:expression="NA()"/>
        <table:named-expression table:name="Closed" table:base-cell-address="$Backlog_do_Projeto.$A$1" table:expression="NA()"/>
        <table:named-expression table:name="Code" table:base-cell-address="$Backlog_do_Projeto.$A$1" table:expression="NA()"/>
        <table:named-expression table:name="db_ftcont_mini" table:base-cell-address="$Backlog_do_Projeto.$A$1" table:expression="NA()"/>
        <table:named-expression table:name="db_insp" table:base-cell-address="$Backlog_do_Projeto.$A$1" table:expression="NA()"/>
        <table:named-expression table:name="db_insp_mini" table:base-cell-address="$Backlog_do_Projeto.$A$1" table:expression="NA()"/>
        <table:named-expression table:name="Design" table:base-cell-address="$Backlog_do_Projeto.$A$1" table:expression="NA()"/>
        <table:named-expression table:name="NumberofOTD" table:base-cell-address="$Backlog_do_Projeto.$A$1" table:expression="NA()"/>
        <table:named-expression table:name="NumberofOTDCriteria" table:base-cell-address="$Backlog_do_Projeto.$A$1" table:expression="NA()"/>
        <table:named-expression table:name="NumberofOTDCRsCriteria" table:base-cell-address="$Backlog_do_Projeto.$A$1" table:expression="NA()"/>
        <table:named-expression table:name="Reqts" table:base-cell-address="$Backlog_do_Projeto.$A$1" table:expression="NA()"/>
        <table:named-expression table:name="Requir_s" table:base-cell-address="$Backlog_do_Projeto.$A$1" table:expression="NA()"/>
        <table:named-expression table:name="Resolved" table:base-cell-address="$Backlog_do_Projeto.$A$1" table:expression="NA()"/>
        <table:named-expression table:name="riscos" table:base-cell-address="$Backlog_do_Projeto.$A$1" table:expression="NA()"/>
        <table:named-expression table:name="Test" table:base-cell-address="$Backlog_do_Projeto.$A$1" table:expression="NA()"/>
        <table:named-expression table:name="Total" table:base-cell-address="$Backlog_do_Projeto.$A$1" table:expression="NA()"/>
        <table:named-expression table:name="TotalOTDCriteria" table:base-cell-address="$Backlog_do_Projeto.$A$1" table:expression="NA()"/>
      </table:named-expressions>
      <table:database-ranges>
        <table:database-range table:name="__Anonymous_Sheet_DB__0" table:target-range-address="Backlog_do_Projeto.B2:Backlog_do_Projeto.J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2" style:display-name="Accent1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3" style:display-name="Accent1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4" style:display-name="Accent1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5" style:display-name="Accent1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6" style:display-name="Accent1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" style:display-name="Accent1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2" style:display-name="Accent1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3" style:display-name="Accent1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4" style:display-name="Accent1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5" style:display-name="Accent1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6" style:display-name="Accent1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" style:display-name="Accent1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" style:display-name="Accent2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2" style:display-name="Accent2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3" style:display-name="Accent2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4" style:display-name="Accent2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5" style:display-name="Accent2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6" style:display-name="Accent2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" style:display-name="Accent2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2" style:display-name="Accent2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3" style:display-name="Accent2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4" style:display-name="Accent2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5" style:display-name="Accent2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6" style:display-name="Accent2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" style:display-name="Accent2 - 60%" style:family="table-cell" style:parent-style-name="Default" style:data-style-name="N0">
      <style:table-cell-properties style:glyph-orientation-vertical="0" fo:background-color="#96969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" style:display-name="Accent3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2" style:display-name="Accent3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3" style:display-name="Accent3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4" style:display-name="Accent3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5" style:display-name="Accent3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6" style:display-name="Accent3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" style:display-name="Accent3 - 40%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2" style:display-name="Accent3 - 40% 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3" style:display-name="Accent3 - 40% 3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4" style:display-name="Accent3 - 40% 4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5" style:display-name="Accent3 - 40% 5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6" style:display-name="Accent3 - 40% 6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" style:display-name="Accent3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" style:display-name="Accent4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2" style:display-name="Accent4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3" style:display-name="Accent4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4" style:display-name="Accent4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5" style:display-name="Accent4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6" style:display-name="Accent4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" style:display-name="Accent4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2" style:display-name="Accent4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3" style:display-name="Accent4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4" style:display-name="Accent4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5" style:display-name="Accent4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6" style:display-name="Accent4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" style:display-name="Accent4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" style:display-name="Accent5 - 20%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2" style:display-name="Accent5 - 20% 2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3" style:display-name="Accent5 - 20% 3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4" style:display-name="Accent5 - 20% 4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5" style:display-name="Accent5 - 20% 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6" style:display-name="Accent5 - 20% 6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" style:display-name="Accent5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2" style:display-name="Accent5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3" style:display-name="Accent5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4" style:display-name="Accent5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5" style:display-name="Accent5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6" style:display-name="Accent5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" style:display-name="Accent5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" style:display-name="Accent6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2" style:display-name="Accent6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3" style:display-name="Accent6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4" style:display-name="Accent6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5" style:display-name="Accent6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6" style:display-name="Accent6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" style:display-name="Accent6 - 4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2" style:display-name="Accent6 - 40% 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3" style:display-name="Accent6 - 40% 3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4" style:display-name="Accent6 - 40% 4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5" style:display-name="Accent6 - 40% 5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6" style:display-name="Accent6 - 40% 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" style:display-name="Accent6 - 6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2" style:family="table-cell" style:parent-style-name="Default" style:data-style-name="N0">
      <style:table-cell-properties style:glyph-orientation-vertical="0" fo:background-color="#fcf305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3" style:family="table-cell" style:parent-style-name="Default" style:data-style-name="N0">
      <style:table-cell-properties style:glyph-orientation-vertical="0" fo:background-color="#1fb714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4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mphasis_20_1" style:display-name="Emphasi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" style:display-name="Emphasis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" style:display-name="Emphasis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2_20_2" style:display-name="Normal 2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4" style:display-name="Normal 7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2" style:display-name="Note 2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3" style:display-name="Note 2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4" style:display-name="Note 2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5" style:display-name="Note 2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6" style:display-name="Note 2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_20_2" style:display-name="Note 3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ída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6pt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" style:display-name="Sheet Title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mbria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2.49pt double-thin #666699" style:border-line-width-bottom="0.018cm 0.053cm 0.018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666699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Ênfase6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191cm" fo:margin-right="1.778cm" style:first-page-number="continue" style:scale-to="75%" style:writing-mode="lr-tb"/>
      <style:header-style>
        <style:header-footer-properties fo:min-height="0.75cm" fo:margin-left="0.709cm" fo:margin-right="0.122cm" fo:margin-bottom="0cm"/>
      </style:header-style>
      <style:footer-style>
        <style:header-footer-properties fo:min-height="0.75cm" fo:margin-left="0.709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1:18:57.2652668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acklog_5f_do_5f_Projeto" style:display-name="PageStyle_Backlog_do_Proje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creation-date>2006-03-30T19:39:22</meta:creation-date>
    <dc:date>2015-05-05T11:22:23.115284880</dc:date>
    <meta:print-date>2009-01-27T13:36:30</meta:print-date>
    <meta:editing-cycles>29</meta:editing-cycles>
    <meta:editing-duration>PT5H38M36S</meta:editing-duration>
    <meta:generator>LibreOffice/4.2.7.2$Linux_X86_64 LibreOffice_project/420m0$Build-2</meta:generator>
    <meta:document-statistic meta:table-count="1" meta:cell-count="149" meta:object-count="0"/>
  </office:meta>
</office:document-meta>
</file>